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FA0000021810DB1490.png"/>
  <manifest:file-entry manifest:media-type="image/png" manifest:full-path="Pictures/10000201000002310000022EFFD15D57.png"/>
  <manifest:file-entry manifest:media-type="image/png" manifest:full-path="Pictures/10000201000000A10000020EFF90E052.png"/>
  <manifest:file-entry manifest:media-type="image/png" manifest:full-path="Pictures/1000020100000119000001BDB125F965.png"/>
  <manifest:file-entry manifest:media-type="image/png" manifest:full-path="Pictures/100002010000027700000128943823F0.png"/>
  <manifest:file-entry manifest:media-type="image/png" manifest:full-path="Pictures/10000201000000D3000001FAC3C040F1.png"/>
  <manifest:file-entry manifest:media-type="image/png" manifest:full-path="Pictures/100002010000018F0000010734E139EF.png"/>
  <manifest:file-entry manifest:media-type="image/png" manifest:full-path="Pictures/10000201000002C20000019A5B337F34.png"/>
  <manifest:file-entry manifest:media-type="image/png" manifest:full-path="Pictures/10000201000002A7000000570F845A33.png"/>
  <manifest:file-entry manifest:media-type="image/png" manifest:full-path="Pictures/10000201000003C6000000D267C4C789.png"/>
  <manifest:file-entry manifest:media-type="image/png" manifest:full-path="Pictures/1000020100000082000001DEA07B4718.png"/>
  <manifest:file-entry manifest:media-type="image/png" manifest:full-path="Pictures/10000201000000BC0000020EF2800289.png"/>
  <manifest:file-entry manifest:media-type="image/png" manifest:full-path="Pictures/10000201000001410000021D78AAEAF5.png"/>
  <manifest:file-entry manifest:media-type="image/png" manifest:full-path="Pictures/100002010000016F000001F080ECE2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9.71cm" svg:height="13.125cm" draw:z-index="0"><draw:image xlink:href="Pictures/100002010000016F000001F080ECE210.png" xlink:type="simple" xlink:show="embed" xlink:actuate="onLoad"/></draw:frame></text:p>
      <text:p text:style-name="Standard"><draw:frame draw:style-name="fr2" draw:name="gráficos3" text:anchor-type="paragraph" svg:width="14.845cm" svg:height="14.766cm" draw:z-index="1"><draw:image xlink:href="Pictures/10000201000002310000022EFFD15D57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draw:frame draw:style-name="fr3" draw:name="gráficos2" text:anchor-type="paragraph" svg:x="0cm" svg:y="0cm" svg:width="17cm" svg:height="3.694cm" draw:z-index="2"><draw:image xlink:href="Pictures/10000201000003C6000000D267C4C789.png" xlink:type="simple" xlink:show="embed" xlink:actuate="onLoad"/></draw:frame></text:p>
      <text:p text:style-name="Standard"><draw:frame draw:style-name="fr4" draw:name="gráficos5" text:anchor-type="paragraph" svg:width="17cm" svg:height="11.957cm" draw:z-index="4"><draw:image xlink:href="Pictures/10000201000002FA0000021810DB1490.png" xlink:type="simple" xlink:show="embed" xlink:actuate="onLoad"/></draw:frame><text:soft-page-break/></text:p>
      <text:p text:style-name="Standard"><draw:frame draw:style-name="fr4" draw:name="gráficos6" text:anchor-type="paragraph" svg:width="17cm" svg:height="9.872cm" draw:z-index="5"><draw:image xlink:href="Pictures/10000201000002C20000019A5B337F34.png" xlink:type="simple" xlink:show="embed" xlink:actuate="onLoad"/></draw:frame></text:p>
      <text:p text:style-name="Standard"><draw:frame draw:style-name="fr5" draw:name="gráficos14" text:anchor-type="paragraph" svg:width="17cm" svg:height="2.177cm" draw:z-index="13"><draw:image xlink:href="Pictures/10000201000002A7000000570F845A33.png" xlink:type="simple" xlink:show="embed" xlink:actuate="onLoad"/></draw:frame></text:p>
      <text:p text:style-name="Standard"><draw:frame draw:style-name="fr2" draw:name="gráficos4" text:anchor-type="paragraph" svg:width="16.697cm" svg:height="7.832cm" draw:z-index="3"><draw:image xlink:href="Pictures/100002010000027700000128943823F0.png" xlink:type="simple" xlink:show="embed" xlink:actuate="onLoad"/></draw:frame><text:soft-page-break/> </text:p>
      <text:p text:style-name="Standard"/>
      <text:p text:style-name="Standard"><draw:frame draw:style-name="fr3" draw:name="gráficos7" text:anchor-type="paragraph" svg:x="4.221cm" svg:y="0cm" svg:width="10.559cm" svg:height="6.959cm" draw:z-index="6"><draw:image xlink:href="Pictures/100002010000018F0000010734E139EF.png" xlink:type="simple" xlink:show="embed" xlink:actuate="onLoad"/></draw:frame></text:p>
      <text:p text:style-name="Standard"/>
      <text:p text:style-name="Standard"><draw:frame draw:style-name="fr3" draw:name="gráficos9" text:anchor-type="paragraph" svg:x="8.983cm" svg:y="0.233cm" svg:width="7.435cm" svg:height="11.776cm" draw:z-index="8"><draw:image xlink:href="Pictures/1000020100000119000001BDB125F965.png" xlink:type="simple" xlink:show="embed" xlink:actuate="onLoad"/></draw:frame><draw:frame draw:style-name="fr3" draw:name="gráficos8" text:anchor-type="paragraph" svg:x="0.683cm" svg:y="0.233cm" svg:width="8.493cm" svg:height="14.316cm" draw:z-index="7"><draw:image xlink:href="Pictures/10000201000001410000021D78AAEAF5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áficos12" text:anchor-type="paragraph" svg:x="12.943cm" svg:y="0.972cm" svg:width="3.44cm" svg:height="12.649cm" draw:z-index="11"><draw:image xlink:href="Pictures/1000020100000082000001DEA07B4718.png" xlink:type="simple" xlink:show="embed" xlink:actuate="onLoad"/></draw:frame><draw:frame draw:style-name="fr3" draw:name="gráficos11" text:anchor-type="paragraph" svg:x="7.362cm" svg:y="0.231cm" svg:width="5.583cm" svg:height="13.39cm" draw:z-index="10"><draw:image xlink:href="Pictures/10000201000000D3000001FAC3C040F1.png" xlink:type="simple" xlink:show="embed" xlink:actuate="onLoad"/></draw:frame><draw:frame draw:style-name="fr3" draw:name="gráficos10" text:anchor-type="paragraph" svg:x="0.822cm" svg:y="0.245cm" svg:width="4.974cm" svg:height="13.919cm" draw:z-index="9"><draw:image xlink:href="Pictures/10000201000000BC0000020EF2800289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13" text:anchor-type="paragraph" svg:width="4.26cm" svg:height="13.919cm" draw:z-index="12"><draw:image xlink:href="Pictures/10000201000000A10000020EFF90E052.png" xlink:type="simple" xlink:show="embed" xlink:actuate="onLoad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2T09:39:32.61</meta:creation-date>
    <dc:date>2022-07-22T16:04:31.41</dc:date>
    <meta:editing-duration>PT1H44M31S</meta:editing-duration>
    <meta:editing-cycles>3</meta:editing-cycles>
    <meta:generator>OpenOffice/4.0.0$Win32 OpenOffice.org_project/400m3$Build-9702</meta:generator>
    <meta:document-statistic meta:table-count="0" meta:image-count="14" meta:object-count="0" meta:page-count="7" meta:paragraph-count="1" meta:word-count="0" meta:character-count="1"/>
  </office:meta>
</office:document-meta>
</file>